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4" calcext:value-type="float">
            <text:p>14</text:p>
          </table:table-cell>
          <table:table-cell table:formula="of:=COUNTBLANK([.C$9:.C$382])"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5" calcext:value-type="float">
            <text:p>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44" calcext:value-type="float">
            <text:p>344</text:p>
          </table:table-cell>
          <table:table-cell table:formula="of:=COUNTIF([.C$9:.C$382];&quot;DONE&quot;)" office:value-type="float" office:value="311" calcext:value-type="float">
            <text:p>3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61" calcext:value-type="float">
            <text:p>361</text:p>
          </table:table-cell>
          <table:table-cell table:formula="of:=SUM([.C1:.C4])" office:value-type="float" office:value="333" calcext:value-type="float">
            <text:p>333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5" office:value-type="string" calcext:value-type="string">
            <text:p>OP-CODE</text:p>
          </table:table-cell>
          <table:table-cell table:style-name="ce25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8]&amp;&quot;  --  &quot;&amp;[.E78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2]&amp;&quot;  --  &quot;&amp;[.E82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00]&amp;&quot;  --  &quot;&amp;[.E10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2]&amp;&quot;  --  &quot;&amp;[.E222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3]&amp;&quot;  --  &quot;&amp;[.E223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4]&amp;&quot;  --  &quot;&amp;[.E224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5]&amp;&quot;  --  &quot;&amp;[.E225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20:51:37.6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21T22:28:46.725000000</dc:date>
    <meta:editing-duration>P7DT3H33M34S</meta:editing-duration>
    <meta:editing-cycles>113</meta:editing-cycles>
    <meta:generator>LibreOffice/7.5.4.2$Windows_X86_64 LibreOffice_project/36ccfdc35048b057fd9854c757a8b67ec53977b6</meta:generator>
    <meta:document-statistic meta:table-count="2" meta:cell-count="8776" meta:object-count="0"/>
  </office:meta>
</office:document-meta>
</file>